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abriola" fo:font-size="13pt" officeooo:rsid="001bdd95" officeooo:paragraph-rsid="001f89fa" style:font-size-asian="13pt" style:font-size-complex="13pt"/>
    </style:style>
    <style:style style:name="P2" style:family="paragraph" style:parent-style-name="Standard">
      <style:text-properties style:font-name="Gabriola" fo:font-size="13pt" officeooo:rsid="001bdd95" officeooo:paragraph-rsid="001fc15d" style:font-size-asian="13pt" style:font-size-complex="13pt"/>
    </style:style>
    <style:style style:name="P3" style:family="paragraph" style:parent-style-name="Standard">
      <style:text-properties style:font-name="Gabriola" fo:font-size="13pt" officeooo:rsid="001e7a62" officeooo:paragraph-rsid="001e7a62" style:font-size-asian="13pt" style:font-size-complex="13pt"/>
    </style:style>
    <style:style style:name="P4" style:family="paragraph" style:parent-style-name="Standard">
      <style:text-properties style:font-name="Gabriola" fo:font-size="13pt" officeooo:rsid="001e7a62" officeooo:paragraph-rsid="001f89fa" style:font-size-asian="13pt" style:font-size-complex="13pt"/>
    </style:style>
    <style:style style:name="P5" style:family="paragraph" style:parent-style-name="Standard">
      <style:text-properties style:font-name="Gabriola" fo:font-size="13pt" officeooo:rsid="001e7a62" officeooo:paragraph-rsid="001bdd95" style:font-size-asian="13pt" style:font-size-complex="13pt"/>
    </style:style>
    <style:style style:name="P6" style:family="paragraph" style:parent-style-name="Standard">
      <style:text-properties style:font-name="Gabriola" fo:font-size="13pt" officeooo:rsid="001e7a62" officeooo:paragraph-rsid="0023a87e" style:font-size-asian="13pt" style:font-size-complex="13pt"/>
    </style:style>
    <style:style style:name="P7" style:family="paragraph" style:parent-style-name="Standard">
      <style:text-properties style:font-name="Gabriola" fo:font-size="13pt" officeooo:rsid="001f89fa" officeooo:paragraph-rsid="001f89fa" style:font-size-asian="13pt" style:font-size-complex="13pt"/>
    </style:style>
    <style:style style:name="P8" style:family="paragraph" style:parent-style-name="Standard">
      <style:text-properties style:font-name="Gabriola" fo:font-size="13pt" officeooo:rsid="0021b9c0" officeooo:paragraph-rsid="0021b9c0" style:font-size-asian="13pt" style:font-size-complex="13pt"/>
    </style:style>
    <style:style style:name="P9" style:family="paragraph" style:parent-style-name="Standard">
      <style:text-properties style:font-name="Gabriola" fo:font-size="13pt" officeooo:rsid="0021b9c0" officeooo:paragraph-rsid="0023a87e" style:font-size-asian="13pt" style:font-size-complex="13pt"/>
    </style:style>
    <style:style style:name="P10" style:family="paragraph" style:parent-style-name="Standard">
      <style:text-properties style:font-name="Gabriola" fo:font-size="13pt" officeooo:rsid="0023a87e" officeooo:paragraph-rsid="0023a87e" style:font-size-asian="13pt" style:font-size-complex="13pt"/>
    </style:style>
    <style:style style:name="P11" style:family="paragraph" style:parent-style-name="Standard">
      <style:text-properties style:font-name="Gabriola" fo:font-size="13pt" fo:font-weight="bold" officeooo:rsid="001e7a62" officeooo:paragraph-rsid="001f89fa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Gabriola" fo:font-size="13pt" fo:font-weight="normal" officeooo:rsid="0023a87e" officeooo:paragraph-rsid="0023a87e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font-name="Gabriola" fo:font-size="13pt" fo:font-weight="bold" officeooo:rsid="001f89fa" officeooo:paragraph-rsid="001f89fa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Gabriola" fo:font-size="13pt" fo:font-weight="bold" officeooo:rsid="0025450a" officeooo:paragraph-rsid="0025450a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Gabriola" fo:font-size="13pt" fo:font-weight="bold" officeooo:rsid="0027434b" officeooo:paragraph-rsid="0027434b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Gabriola" fo:font-size="13pt" fo:font-weight="bold" officeooo:rsid="001bdd95" officeooo:paragraph-rsid="0023a87e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Gabriola" fo:font-size="13pt" fo:font-weight="bold" officeooo:rsid="002c320f" officeooo:paragraph-rsid="002c320f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Gabriola" fo:font-size="13pt" fo:font-weight="bold" officeooo:rsid="002e3b9d" officeooo:paragraph-rsid="002e3b9d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Gabriola" fo:font-size="13pt" fo:font-weight="normal" officeooo:rsid="0025450a" officeooo:paragraph-rsid="0025450a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font-name="Gabriola" fo:font-size="13pt" fo:font-weight="normal" officeooo:rsid="0027434b" officeooo:paragraph-rsid="0027434b" style:font-size-asian="13pt" style:font-weight-asian="normal" style:font-size-complex="13pt" style:font-weight-complex="normal"/>
    </style:style>
    <style:style style:name="P21" style:family="paragraph" style:parent-style-name="Standard">
      <style:text-properties style:font-name="Gabriola" fo:font-size="13pt" fo:font-weight="normal" officeooo:rsid="0028e7b6" officeooo:paragraph-rsid="0028e7b6" style:font-size-asian="13pt" style:font-weight-asian="normal" style:font-size-complex="13pt" style:font-weight-complex="normal"/>
    </style:style>
    <style:style style:name="P22" style:family="paragraph" style:parent-style-name="Standard">
      <style:text-properties style:font-name="Gabriola" fo:font-size="13pt" fo:font-weight="normal" officeooo:rsid="002a5408" officeooo:paragraph-rsid="002a5408" style:font-size-asian="13pt" style:font-weight-asian="normal" style:font-size-complex="13pt" style:font-weight-complex="normal"/>
    </style:style>
    <style:style style:name="P23" style:family="paragraph" style:parent-style-name="Standard">
      <style:text-properties style:font-name="Gabriola" fo:font-size="13pt" fo:font-weight="normal" officeooo:rsid="002c320f" officeooo:paragraph-rsid="002c320f" style:font-size-asian="13pt" style:font-weight-asian="normal" style:font-size-complex="13pt" style:font-weight-complex="normal"/>
    </style:style>
    <style:style style:name="P24" style:family="paragraph" style:parent-style-name="Standard">
      <style:text-properties style:font-name="Gabriola" fo:font-size="13pt" fo:font-weight="normal" officeooo:rsid="002df6f5" officeooo:paragraph-rsid="002df6f5" style:font-size-asian="13pt" style:font-weight-asian="normal" style:font-size-complex="13pt" style:font-weight-complex="normal"/>
    </style:style>
    <style:style style:name="P25" style:family="paragraph" style:parent-style-name="Standard">
      <style:text-properties style:font-name="Gabriola" fo:font-size="13pt" fo:font-weight="normal" officeooo:rsid="002e3b9d" officeooo:paragraph-rsid="002e3b9d" style:font-size-asian="13pt" style:font-weight-asian="normal" style:font-size-complex="13pt" style:font-weight-complex="normal"/>
    </style:style>
    <style:style style:name="P26" style:family="paragraph" style:parent-style-name="Standard">
      <style:text-properties style:font-name="Gabriola" fo:font-size="13pt" officeooo:rsid="0022d8c5" officeooo:paragraph-rsid="0022d8c5" style:font-size-asian="13pt" style:font-size-complex="13pt"/>
    </style:style>
    <style:style style:name="P27" style:family="paragraph" style:parent-style-name="Standard">
      <style:text-properties style:font-name="Gabriola" fo:font-size="13pt" officeooo:rsid="001f89fa" officeooo:paragraph-rsid="001f89fa" style:font-size-asian="13pt" style:font-size-complex="13pt"/>
    </style:style>
    <style:style style:name="P28" style:family="paragraph" style:parent-style-name="Standard">
      <style:text-properties style:font-name="Gabriola" fo:font-size="13pt" officeooo:rsid="0027434b" officeooo:paragraph-rsid="0027434b" style:font-size-asian="13pt" style:font-size-complex="13pt"/>
    </style:style>
    <style:style style:name="P29" style:family="paragraph" style:parent-style-name="Standard">
      <style:text-properties style:font-name="Gabriola" fo:font-size="13pt" officeooo:rsid="001e7a62" officeooo:paragraph-rsid="002a5408" style:font-size-asian="13pt" style:font-size-complex="13pt"/>
    </style:style>
    <style:style style:name="P30" style:family="paragraph" style:parent-style-name="Standard">
      <style:text-properties style:font-name="Gabriola" fo:font-size="13pt" officeooo:rsid="001bdd95" officeooo:paragraph-rsid="001f89fa" style:font-size-asian="13pt" style:font-size-complex="13pt"/>
    </style:style>
    <style:style style:name="P31" style:family="paragraph" style:parent-style-name="Standard">
      <style:text-properties style:font-name="Gabriola" fo:font-size="13pt" officeooo:rsid="0021b9c0" officeooo:paragraph-rsid="0021b9c0" style:font-size-asian="13pt" style:font-size-complex="13pt"/>
    </style:style>
    <style:style style:name="P32" style:family="paragraph" style:parent-style-name="Standard">
      <style:text-properties style:font-name="Gabriola" fo:font-size="13pt" officeooo:rsid="002c320f" officeooo:paragraph-rsid="002c320f" style:font-size-asian="13pt" style:font-size-complex="13pt"/>
    </style:style>
    <style:style style:name="P33" style:family="paragraph" style:parent-style-name="Standard">
      <style:text-properties officeooo:paragraph-rsid="0025450a"/>
    </style:style>
    <style:style style:name="P34" style:family="paragraph" style:parent-style-name="Standard">
      <style:text-properties officeooo:rsid="002a5408" officeooo:paragraph-rsid="002a54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a87e"/>
    </style:style>
    <style:style style:name="T3" style:family="text">
      <style:text-properties style:font-name="Gabriola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Gabriola" fo:font-size="13pt" fo:font-weight="normal" officeooo:rsid="0022d8c5" style:font-size-asian="13pt" style:font-weight-asian="normal" style:font-size-complex="13pt" style:font-weight-complex="normal"/>
    </style:style>
    <style:style style:name="T5" style:family="text">
      <style:text-properties style:font-name="Gabriola" fo:font-size="13pt" fo:font-weight="normal" officeooo:rsid="0023a87e" style:font-size-asian="13pt" style:font-weight-asian="normal" style:font-size-complex="13pt" style:font-weight-complex="normal"/>
    </style:style>
    <style:style style:name="T6" style:family="text">
      <style:text-properties style:font-name="Gabriola" fo:font-size="13pt" fo:font-weight="normal" officeooo:rsid="0025450a" style:font-size-asian="13pt" style:font-weight-asian="normal" style:font-size-complex="13pt" style:font-weight-complex="normal"/>
    </style:style>
    <style:style style:name="T7" style:family="text">
      <style:text-properties style:font-name="Gabriola" fo:font-size="13pt" fo:font-weight="bold" officeooo:rsid="0022d8c5" style:font-size-asian="13pt" style:font-weight-asian="bold" style:font-size-complex="13pt" style:font-weight-complex="bold"/>
    </style:style>
    <style:style style:name="T8" style:family="text">
      <style:text-properties officeooo:rsid="002a5408"/>
    </style:style>
    <style:style style:name="T9" style:family="text">
      <style:text-properties officeooo:rsid="002df6f5"/>
    </style:style>
    <style:style style:name="T10" style:family="text">
      <style:text-properties officeooo:rsid="002e3e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ndine Dil'Imma</text:span> </text:p>
      <text:p text:style-name="P2">prof de tactique de combat à l'Académie, <text:span text:style-name="T2">leur fait les rappels sur le combat et le dessin</text:span></text:p>
      <text:p text:style-name="P10">femme petite et large, <text:span text:style-name="T8">40aine</text:span></text:p>
      <text:p text:style-name="P10">Lesteplume Druide végétal niv. 4</text:p>
      <text:p text:style-name="P1"><text:span text:style-name="T1"/></text:p>
      <text:p text:style-name="P1"><text:span text:style-name="T1">Kuvira Gil'Asfia</text:span> </text:p>
      <text:p text:style-name="P1">gouverneuse <text:span text:style-name="T10">actuelle, au milieu de son second mandat</text:span></text:p>
      <text:p text:style-name="P8">femme forte et haute, <text:span text:style-name="T8">30aine</text:span></text:p>
      <text:p text:style-name="P29"><text:span text:style-name="T2">Lesteplume </text:span>Élementaliste terre <text:span text:style-name="T2">niv. 4</text:span></text:p>
      <text:p text:style-name="P3"/>
      <text:p text:style-name="P11">Garok Arpan</text:p>
      <text:p text:style-name="P4">forgeron de renom, à la tête de la révolution</text:p>
      <text:p text:style-name="P9">homme fort et haut, <text:span text:style-name="T8">30aine</text:span></text:p>
      <text:p text:style-name="P3">Enchanteur élémentaliste feu <text:span text:style-name="T2">niv. 3</text:span></text:p>
      <text:p text:style-name="P8"/>
      <text:p text:style-name="P13">Fred Vil'Batra</text:p>
      <text:p text:style-name="P7">grand prêtre de la Nature</text:p>
      <text:p text:style-name="P28">homme de stature moyenne à la parole cristalline et lente, <text:span text:style-name="T8">25 ans</text:span></text:p>
      <text:p text:style-name="P7">Invocateur Lumancien <text:span text:style-name="T2">niv. 5</text:span></text:p>
      <text:p text:style-name="P17"/>
      <text:p text:style-name="P32"><text:span text:style-name="T1">Varia Cafti</text:span></text:p>
      <text:p text:style-name="P23">actuelle représentante des Humbles au Conseil, <text:span text:style-name="T9">a officieusement une maison aux hauts et s'en ballec franchement</text:span></text:p>
      <text:p text:style-name="P24">Druide animal niv. 1</text:p>
      <text:p text:style-name="P18"/>
      <text:p text:style-name="P18">Andreas Sil'Sabar</text:p>
      <text:p text:style-name="P25">rpz des Hauts actuel, est très attaché à son confort</text:p>
      <text:p text:style-name="P25">Elementaliste air niv. 3</text:p>
      <text:p text:style-name="P28"/>
      <text:p text:style-name="P15">Elise Dil'Kniga</text:p>
      <text:p text:style-name="P20">bibliothécaire de l'Académie</text:p>
      <text:p text:style-name="P28"><text:soft-page-break/>femme de stature moyenne qui parle fort, <text:span text:style-name="T8">35 ans</text:span></text:p>
      <text:p text:style-name="P28">Enchanteur Druide animal niv. 4</text:p>
      <text:p text:style-name="P5"/>
      <text:p text:style-name="P33"><text:span text:style-name="T7">Ewilan Gil'Sayan</text:span></text:p>
      <text:p text:style-name="P33"><text:span text:style-name="T6">C</text:span><text:span text:style-name="T4">amarade de promo, </text:span><text:span text:style-name="T5">altruiste et confiante, pro-révolution</text:span></text:p>
      <text:p text:style-name="P34"><text:span text:style-name="T5">f</text:span><text:span text:style-name="T3">emme maigre, 20 ans</text:span></text:p>
      <text:p text:style-name="P12">Invocateur élémentaliste eau niv. 3</text:p>
      <text:p text:style-name="P26"/>
      <text:p text:style-name="P14">Salim Attia</text:p>
      <text:p text:style-name="P19">Camarade de promo, BFF d'Ewilan, plus discret et moins affirmé</text:p>
      <text:p text:style-name="P22">homme mince et svelte, 20 ans</text:p>
      <text:p text:style-name="P19">Lesteplume lumancien niv. 3</text:p>
      <text:p text:style-name="P32"/>
      <text:p text:style-name="P32"/>
      <text:p text:style-name="P16"/>
      <text:p text:style-name="P16"/>
      <text:p text:style-name="P16">Merwyn Ril'Avalon</text:p>
      <text:p text:style-name="P21">la légende</text:p>
      <text:p text:style-name="P6">il maitrise plusieurs dons oblig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5M20S</meta:editing-duration>
    <meta:editing-cycles>18</meta:editing-cycles>
    <meta:generator>LibreOffice/5.2.7.2$Windows_x86 LibreOffice_project/2b7f1e640c46ceb28adf43ee075a6e8b8439ed10</meta:generator>
    <dc:date>2019-01-01T17:37:10.634000000</dc:date>
    <meta:document-statistic meta:table-count="0" meta:image-count="0" meta:object-count="0" meta:page-count="2" meta:paragraph-count="37" meta:word-count="199" meta:character-count="1221" meta:non-whitespace-character-count="1057"/>
    <meta:user-defined meta:name="Info 1"/>
    <meta:user-defined meta:name="Info 2"/>
    <meta:user-defined meta:name="Info 3"/>
    <meta:user-defined meta:name="Info 4"/>
  </office:meta>
</office:document-meta>
</file>